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ype of pqrqllelisqtion ? Strcutre of gpu use the glocbal memory not enough quick cou dispatch tasks on gpu paralleliza only a small part of the algo one ('è- hundreda cpu, too smallest</text:p>
      <text:p text:style-name="Standard"/>
      <text:p text:style-name="Standard"><text:s/>look further masller</text:p>
      <text:p text:style-name="Standard"/>
      <text:p text:style-name="Standard">cpp in the report, all are working ight now</text:p>
      <text:p text:style-name="Standard">all efficient, root is better</text:p>
      <text:p text:style-name="Standard">dig further, nokos will send a paper on it, because inly one has been inspect</text:p>
      <text:p text:style-name="Standard"/>
      <text:p text:style-name="Standard">just choose one strtegy to be good, and not combine one to bgin.</text:p>
      <text:p text:style-name="Standard">Reddondancy in the strategy/ Do the same path the good ?</text:p>
      <text:p text:style-name="Standard">Combination of more computer and oen version, differents parameters, not interesting for the begnning, we have to do it later, differences beetween stratregy, just the node, or first step, or more</text:p>
      <text:p text:style-name="Standard"/>
      <text:p text:style-name="Standard">save us a lot of time, already optimisize, <text:s/>make our program run fadter with boost, good documentation, look at this togethernpi useful for most communications beetween machines, especially on the root parallelisation json structure of data someone on it</text:p>
      <text:p text:style-name="Standard"/>
      <text:p text:style-name="Standard">1à pm mond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oit Viguier</meta:initial-creator>
    <meta:creation-date>2014-10-08T15:43:31.16</meta:creation-date>
    <dc:date>2014-10-08T23:17:14.56</dc:date>
    <dc:creator>Dan </dc:creator>
    <meta:editing-duration>PT3H5M15S</meta:editing-duration>
    <meta:editing-cycles>32</meta:editing-cycles>
    <meta:generator>OpenOffice/4.1.1$Win32 OpenOffice.org_project/411m6$Build-9775</meta:generator>
    <meta:document-statistic meta:table-count="0" meta:image-count="0" meta:object-count="0" meta:page-count="1" meta:paragraph-count="10" meta:word-count="162" meta:character-count="937"/>
  </office:meta>
</office:document-meta>
</file>